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42cm" fo:margin-left="0.037cm" fo:break-before="column" table:align="left" style:may-break-between-rows="true"/>
    </style:style>
    <style:style style:name="Table1.A" style:family="table-column">
      <style:table-column-properties style:column-width="1.217cm"/>
    </style:style>
    <style:style style:name="Table1.B" style:family="table-column">
      <style:table-column-properties style:column-width="14.79cm"/>
    </style:style>
    <style:style style:name="Table1.C" style:family="table-column">
      <style:table-column-properties style:column-width="1.535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Table1.2" style:family="table-row">
      <style:table-row-properties style:min-row-height="0.774cm" style:keep-together="false" fo:keep-together="always"/>
    </style:style>
    <style:style style:name="Table4" style:family="table">
      <style:table-properties style:width="17.59cm" style:rel-width="100%" fo:margin-left="0cm" fo:break-before="column" table:align="left" style:may-break-between-rows="true"/>
    </style:style>
    <style:style style:name="Table4.A" style:family="table-column">
      <style:table-column-properties style:column-width="1.242cm" style:rel-column-width="704*"/>
    </style:style>
    <style:style style:name="Table4.B" style:family="table-column">
      <style:table-column-properties style:column-width="14.787cm" style:rel-column-width="8383*"/>
    </style:style>
    <style:style style:name="Table4.C" style:family="table-column">
      <style:table-column-properties style:column-width="1.561cm" style:rel-column-width="885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style:rel-width="100%" fo:margin-left="0cm" fo:break-before="column" table:align="left" style:may-break-between-rows="true"/>
    </style:style>
    <style:style style:name="Table2.A" style:family="table-column">
      <style:table-column-properties style:column-width="1.242cm" style:rel-column-width="704*"/>
    </style:style>
    <style:style style:name="Table2.B" style:family="table-column">
      <style:table-column-properties style:column-width="14.787cm" style:rel-column-width="8383*"/>
    </style:style>
    <style:style style:name="Table2.C" style:family="table-column">
      <style:table-column-properties style:column-width="1.561cm" style:rel-column-width="885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cm" style:rel-width="100%" fo:margin-left="0cm" fo:break-before="column" table:align="left" style:may-break-between-rows="true"/>
    </style:style>
    <style:style style:name="Table3.A" style:family="table-column">
      <style:table-column-properties style:column-width="1.242cm" style:rel-column-width="704*"/>
    </style:style>
    <style:style style:name="Table3.B" style:family="table-column">
      <style:table-column-properties style:column-width="14.787cm" style:rel-column-width="8383*"/>
    </style:style>
    <style:style style:name="Table3.C" style:family="table-column">
      <style:table-column-properties style:column-width="1.561cm" style:rel-column-width="885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fo:font-weight="normal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17" style:family="paragraph" style:parent-style-name="Standard" style:master-page-name="Standard">
      <style:paragraph-properties style:page-number="auto"/>
      <style:text-properties fo:font-weight="normal" style:font-weight-asian="normal" style:font-weight-complex="normal"/>
    </style:style>
    <style:style style:name="P18" style:family="paragraph" style:parent-style-name="Text_20_body" style:master-page-name="Standard">
      <style:paragraph-properties style:page-number="auto"/>
    </style:style>
    <style:style style:name="P19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tep"/>
      </text:sequence-decls>
      <text:user-field-decls>
        <text:user-field-decl office:value-type="string" office:string-value="1.0.0" text:name="Ver"/>
        <text:user-field-decl office:value-type="string" office:string-value="" text:name=""/>
      </text:user-field-decls>
      <text:p text:style-name="P1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RVMASTERLOG.EXE</text:p>
      <text:p text:style-name="P9">SOFTWARE TEST PROCEDURES</text:p>
      <text:p text:style-name="P9">VOL 2-2</text:p>
      <text:p text:style-name="P9">PROGRAM LAUNCH</text:p>
      <text:p text:style-name="P9">Ver. <text:user-field-get text:name="Ver">1.0.0</text:user-field-get> </text:p>
      <text:p text:style-name="P9"><text:modification-date style:data-style-name="N80">13. Mar. 2020</text:modification-date></text:p>
      <text:p text:style-name="P9"/>
      <text:p text:style-name="P10"/>
      <text:p text:style-name="P8"/>
      <text:p text:style-name="Text_20_body"/>
      <text:p text:style-name="P5"/>
      <text:h text:style-name="P19" text:outline-level="1">1. Initial Installation<text:line-break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>Step</text:p>
            </table:table-cell>
            <table:table-cell table:style-name="Table1.B1" office:value-type="string">
              <text:p text:style-name="Table_20_Heading">Test</text:p>
            </table:table-cell>
            <table:table-cell table:style-name="Table1.B1" office:value-type="string">
              <text:p text:style-name="P6">Result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16">This tests the initial launch of the application after installation. The RVMSetup file must be present. There is no RVMSettings.stg file, no RVM Data or RVM Logs folders, and <text:s/>registration has not been completed.</text:p>
            <text:p text:style-name="P11"/>
          </table:table-cell>
          <table:table-cell table:style-name="Table1.B1" office:value-type="string">
            <text:p text:style-name="P13"/>
          </table:table-cell>
        </table:table-row>
        <table:table-row table:style-name="Table1.2">
          <table:table-cell table:style-name="Table1.A1" office:value-type="string">
            <text:p text:style-name="P7"><text:sequence text:ref-name="refStep0" text:name="Step" text:formula="ooow:Step+1" style:num-format="1">1</text:sequence></text:p>
          </table:table-cell>
          <table:table-cell table:style-name="Table1.B1" office:value-type="string">
            <text:p text:style-name="P14">If present, delete the {Program Folder}\<text:span text:style-name="T2">RVMSettings</text:span><text:span text:style-name="T2">.stg</text:span><text:span text:style-name="T3"> </text:span>file.</text:p>
          </table:table-cell>
          <table:table-cell table:style-name="Table1.B1" office:value-type="string">
            <text:p text:style-name="P13"/>
          </table:table-cell>
        </table:table-row>
        <table:table-row table:style-name="Table1.2">
          <table:table-cell table:style-name="Table1.A1" office:value-type="string">
            <text:p text:style-name="P7"><text:sequence text:ref-name="refStep1" text:name="Step" text:formula="ooow:Step+1" style:num-format="1">2</text:sequence></text:p>
          </table:table-cell>
          <table:table-cell table:style-name="Table1.B1" office:value-type="string">
            <text:p text:style-name="P14">If present, delete the {Program Folder}<text:span text:style-name="T2">RVMSetup.sup</text:span> file.</text:p>
          </table:table-cell>
          <table:table-cell table:style-name="Table1.B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3"><text:sequence text:ref-name="refStep2" text:name="Step" text:formula="ooow:Step+1" style:num-format="1">3</text:sequence></text:p>
          </table:table-cell>
          <table:table-cell table:style-name="Table1.B1" office:value-type="string">
            <text:p text:style-name="P18">If present, Delete the:</text:p>
            <text:p text:style-name="Text_20_body">“<text:span text:style-name="T2">C:\Users\Hew\AppData\Local\</text:span><text:span text:style-name="T2">RVM</text:span>”,<text:line-break/> <text:line-break/>“<text:span text:style-name="T2">C:\Users\Hew\AppData\Local\</text:span><text:span text:style-name="T2">RVM</text:span><text:span text:style-name="T2"> Data</text:span>”; and,<text:line-break/><text:line-break/>“<text:span text:style-name="T2">C:\Users\Hew\AppData\Local\ </text:span><text:span text:style-name="T2">RVM</text:span><text:span text:style-name="T2"> </text:span><text:span text:style-name="T2">Logs</text:span>” folders. </text:p>
          </table:table-cell>
          <table:table-cell table:style-name="Table1.B1" office:value-type="string">
            <text:p text:style-name="P13"><text:line-break/>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3" text:name="Step" text:formula="ooow:Step+1" style:num-format="1">4</text:sequence></text:p>
          </table:table-cell>
          <table:table-cell table:style-name="Table1.B1" office:value-type="string">
            <text:p text:style-name="P18">Launch the <text:span text:style-name="T2">application</text:span>.</text:p>
          </table:table-cell>
          <table:table-cell table:style-name="Table1.B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3"><text:sequence text:ref-name="refStep4" text:name="Step" text:formula="ooow:Step+1" style:num-format="1">5</text:sequence></text:p>
          </table:table-cell>
          <table:table-cell table:style-name="Table1.B1" office:value-type="string">
            <text:p text:style-name="P18">Ensure the <text:span text:style-name="T2">S</text:span><text:span text:style-name="T2">plash </text:span><text:span text:style-name="T2">S</text:span><text:span text:style-name="T2">creen </text:span>is display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5" text:name="Step" text:formula="ooow:Step+1" style:num-format="1">6</text:sequence></text:p>
          </table:table-cell>
          <table:table-cell table:style-name="Table1.B1" office:value-type="string">
            <text:p text:style-name="P18">Ensure the <text:span text:style-name="T2">S</text:span><text:span text:style-name="T2">plash </text:span><text:span text:style-name="T2">S</text:span><text:span text:style-name="T2">creen</text:span><text:span text:style-name="T3"> is</text:span> automatically closed after<text:span text:style-name="T2"> 5 seconds</text:span>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6" text:name="Step" text:formula="ooow:Step+1" style:num-format="1">7</text:sequence></text:p>
          </table:table-cell>
          <table:table-cell table:style-name="Table1.B1" office:value-type="string">
            <text:p text:style-name="P18">Ensure the<text:span text:style-name="T3"> </text:span><text:span text:style-name="T2">Nag</text:span><text:span text:style-name="T2"> Screen</text:span><text:span text:style-name="T3"> is displayed.</text:span>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7" text:name="Step" text:formula="ooow:Step+1" style:num-format="1">8</text:sequence></text:p>
          </table:table-cell>
          <table:table-cell table:style-name="Table1.B1" office:value-type="string">
            <text:p text:style-name="P18">Select the &lt;<text:span text:style-name="T2">Yes</text:span>&gt; button.</text:p>
          </table:table-cell>
          <table:table-cell table:style-name="Table1.B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3"><text:sequence text:ref-name="refStep8" text:name="Step" text:formula="ooow:Step+1" style:num-format="1">9</text:sequence></text:p>
          </table:table-cell>
          <table:table-cell table:style-name="Table1.B1" office:value-type="string">
            <text:p text:style-name="P18">Ensure the N<text:span text:style-name="T2">ag Screen</text:span> is dismiss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9" text:name="Step" text:formula="ooow:Step+1" style:num-format="1">10</text:sequence></text:p>
          </table:table-cell>
          <table:table-cell table:style-name="Table1.B1" office:value-type="string">
            <text:p text:style-name="P18">Ensure the <text:span text:style-name="T2">Registration</text:span> dialog box is display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10" text:name="Step" text:formula="ooow:Step+1" style:num-format="1">11</text:sequence></text:p>
          </table:table-cell>
          <table:table-cell table:style-name="Table1.B1" office:value-type="string">
            <text:p text:style-name="P18">Select the &lt;<text:span text:style-name="T1">Cancel</text:span>&gt; button.</text:p>
          </table:table-cell>
          <table:table-cell table:style-name="Table1.B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3"><text:sequence text:ref-name="refStep11" text:name="Step" text:formula="ooow:Step+1" style:num-format="1">12</text:sequence></text:p>
          </table:table-cell>
          <table:table-cell table:style-name="Table1.B1" office:value-type="string">
            <text:p text:style-name="P18">Ensure the <text:span text:style-name="T2">Registration</text:span> dialog box is <text:span text:style-name="T1">dismissed</text:span>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12" text:name="Step" text:formula="ooow:Step+1" style:num-format="1">13</text:sequence></text:p>
          </table:table-cell>
          <table:table-cell table:style-name="Table1.B1" office:value-type="string">
            <text:p text:style-name="P18">Ensure the <text:span text:style-name="T2">Read Setup File Failure</text:span> Error message is display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13" text:name="Step" text:formula="ooow:Step+1" style:num-format="1">14</text:sequence></text:p>
          </table:table-cell>
          <table:table-cell table:style-name="Table1.B1" office:value-type="string">
            <text:p text:style-name="P18">Ensure the <text:span text:style-name="T2">Title </text:span><text:span text:style-name="T2">Bar</text:span> displays the text <text:span text:style-name="T2">"Read Setup File Failure"</text:span>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14" text:name="Step" text:formula="ooow:Step+1" style:num-format="1">15</text:sequence></text:p>
          </table:table-cell>
          <table:table-cell table:style-name="Table1.B1" office:value-type="string">
            <text:p text:style-name="P18">Ensure the <text:span text:style-name="T2">Message Text</text:span> is “<text:span text:style-name="T2">Unable to read Setup file”</text:span>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15" text:name="Step" text:formula="ooow:Step+1" style:num-format="1">16</text:sequence></text:p>
          </table:table-cell>
          <table:table-cell table:style-name="Table1.B1" office:value-type="string">
            <text:p text:style-name="P18">Dismiss the <text:span text:style-name="T2">Error</text:span> message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16" text:name="Step" text:formula="ooow:Step+1" style:num-format="1">17</text:sequence></text:p>
          </table:table-cell>
          <table:table-cell table:style-name="Table1.B1" office:value-type="string">
            <text:p text:style-name="P18">Ensure the <text:span text:style-name="T2">Initialization Failure</text:span> Error message is display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17" text:name="Step" text:formula="ooow:Step+1" style:num-format="1">18</text:sequence></text:p>
          </table:table-cell>
          <table:table-cell table:style-name="Table1.B1" office:value-type="string">
            <text:p text:style-name="P18">Ensure the <text:span text:style-name="T2">Title </text:span><text:span text:style-name="T2">Bar</text:span><text:span text:style-name="T2"> </text:span>displays the text <text:span text:style-name="T2">"Initialization Failure"</text:span>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18" text:name="Step" text:formula="ooow:Step+1" style:num-format="1">19</text:sequence></text:p>
          </table:table-cell>
          <table:table-cell table:style-name="Table1.B1" office:value-type="string">
            <text:p text:style-name="P18">Ensure the <text:span text:style-name="T2">Message Text</text:span> is <text:span text:style-name="T2">"Initialization Process has Failed"</text:span>.</text:p>
          </table:table-cell>
          <table:table-cell table:style-name="Table1.B1" office:value-type="string">
            <text:p text:style-name="P13">_____</text:p>
          </table:table-cell>
        </table:table-row>
        <text:soft-page-break/>
        <table:table-row table:style-name="Table1.1">
          <table:table-cell table:style-name="Table1.A1" office:value-type="string">
            <text:p text:style-name="P3"><text:sequence text:ref-name="refStep19" text:name="Step" text:formula="ooow:Step+1" style:num-format="1">20</text:sequence></text:p>
          </table:table-cell>
          <table:table-cell table:style-name="Table1.B1" office:value-type="string">
            <text:p text:style-name="P18">Dismiss the <text:span text:style-name="T2">Error</text:span> message.</text:p>
          </table:table-cell>
          <table:table-cell table:style-name="Table1.B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3"><text:sequence text:ref-name="refStep20" text:name="Step" text:formula="ooow:Step+1" style:num-format="1">21</text:sequence></text:p>
          </table:table-cell>
          <table:table-cell table:style-name="Table1.B1" office:value-type="string">
            <text:p text:style-name="P18">Ensure the <text:span text:style-name="T2">Application Closing</text:span> Information message is displayed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21" text:name="Step" text:formula="ooow:Step+1" style:num-format="1">22</text:sequence></text:p>
          </table:table-cell>
          <table:table-cell table:style-name="Table1.B1" office:value-type="string">
            <text:p text:style-name="P18">Ensure the <text:span text:style-name="T2">Title </text:span><text:span text:style-name="T2">Bar</text:span> displays the text <text:span text:style-name="T2">"Application Closing"</text:span>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22" text:name="Step" text:formula="ooow:Step+1" style:num-format="1">23</text:sequence></text:p>
          </table:table-cell>
          <table:table-cell table:style-name="Table1.B1" office:value-type="string">
            <text:p text:style-name="P18">Ensure the <text:span text:style-name="T2">Message Tex</text:span>t is <text:span text:style-name="T2">"RVMasterLog Closing"</text:span>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23" text:name="Step" text:formula="ooow:Step+1" style:num-format="1">24</text:sequence></text:p>
          </table:table-cell>
          <table:table-cell table:style-name="Table1.B1" office:value-type="string">
            <text:p text:style-name="P18">Dismiss the <text:span text:style-name="T2">Error</text:span> message.</text:p>
          </table:table-cell>
          <table:table-cell table:style-name="Table1.B1" office:value-type="string">
            <text:p text:style-name="P13">_____</text:p>
          </table:table-cell>
        </table:table-row>
        <table:table-row table:style-name="Table1.1">
          <table:table-cell table:style-name="Table1.A1" office:value-type="string">
            <text:p text:style-name="P3"><text:sequence text:ref-name="refStep24" text:name="Step" text:formula="ooow:Step+1" style:num-format="1">25</text:sequence></text:p>
          </table:table-cell>
          <table:table-cell table:style-name="Table1.B1" office:value-type="string">
            <text:p text:style-name="P18">Ensure the application <text:span text:style-name="T2">is not</text:span><text:span text:style-name="T3"> launched</text:span></text:p>
          </table:table-cell>
          <table:table-cell table:style-name="Table1.B1" office:value-type="string">
            <text:p text:style-name="P13">_____</text:p>
          </table:table-cell>
        </table:table-row>
      </table:table>
      <text:p text:style-name="Text_20_body"/>
      <text:h text:style-name="Heading_20_1" text:outline-level="1">Program Launch 1</text:h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6">Step</text:p>
            </table:table-cell>
            <table:table-cell table:style-name="Table4.B1" office:value-type="string">
              <text:p text:style-name="Table_20_Heading">Test</text:p>
            </table:table-cell>
            <table:table-cell table:style-name="Table4.C1" office:value-type="string">
              <text:p text:style-name="P6">Result</text:p>
            </table:table-cell>
          </table:table-row>
        </table:table-header-rows>
        <table:table-row>
          <table:table-cell table:style-name="Table4.A2" office:value-type="string">
            <text:p text:style-name="P3"/>
          </table:table-cell>
          <table:table-cell table:style-name="Table4.B2" office:value-type="string">
            <text:p text:style-name="P16">This tests the launch of the application with a valid <text:s/>RVMSetup.sup file present in the Application folder. There is no RVMSettings.stg file, no RVM Data or RVM Logs folders, and <text:s/>registration has not been completed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7"><text:sequence text:ref-name="refStep25" text:name="Step" style:num-format="1">1</text:sequence></text:p>
          </table:table-cell>
          <table:table-cell table:style-name="Table4.B2" office:value-type="string">
            <text:p text:style-name="P14">If present, delete the {Program Folder}\<text:span text:style-name="T2">RVMSettings</text:span><text:span text:style-name="T2">.stg</text:span><text:span text:style-name="T3"> </text:span>file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7"><text:sequence text:ref-name="refStep26" text:name="Step" text:formula="ooow:Step+1" style:num-format="1">2</text:sequence></text:p>
          </table:table-cell>
          <table:table-cell table:style-name="Table4.B2" office:value-type="string">
            <text:p text:style-name="P14">Ensure the {Program Folder}<text:span text:style-name="T2">RVMSetup.sup</text:span> file exists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3"><text:sequence text:ref-name="refStep27" text:name="Step" text:formula="ooow:Step+1" style:num-format="1">3</text:sequence></text:p>
          </table:table-cell>
          <table:table-cell table:style-name="Table4.B2" office:value-type="string">
            <text:p text:style-name="P18">If present, Delete the:</text:p>
            <text:p text:style-name="Text_20_body">“<text:span text:style-name="T2">C:\Users\Hew\AppData\Local\</text:span><text:span text:style-name="T2">RVM</text:span>”,<text:line-break/> <text:line-break/>“<text:span text:style-name="T2">C:\Users\Hew\AppData\Local\</text:span><text:span text:style-name="T2">RVM</text:span><text:span text:style-name="T2"> Data</text:span>”; and,<text:line-break/><text:line-break/>“<text:span text:style-name="T2">C:\Users\Hew\AppData\Local\ </text:span><text:span text:style-name="T2">RVM</text:span><text:span text:style-name="T2"> </text:span><text:span text:style-name="T2">Logs</text:span>” folders. </text:p>
          </table:table-cell>
          <table:table-cell table:style-name="Table4.C2" office:value-type="string">
            <text:p text:style-name="P13"><text:line-break/>_</text:p>
          </table:table-cell>
        </table:table-row>
        <table:table-row>
          <table:table-cell table:style-name="Table4.A2" office:value-type="string">
            <text:p text:style-name="P3"><text:sequence text:ref-name="refStep28" text:name="Step" text:formula="ooow:Step+1" style:num-format="1">4</text:sequence></text:p>
          </table:table-cell>
          <table:table-cell table:style-name="Table4.B2" office:value-type="string">
            <text:p text:style-name="P18">Launch the <text:span text:style-name="T2">application</text:span>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3"><text:sequence text:ref-name="refStep29" text:name="Step" text:formula="ooow:Step+1" style:num-format="1">5</text:sequence></text:p>
          </table:table-cell>
          <table:table-cell table:style-name="Table4.B2" office:value-type="string">
            <text:p text:style-name="P18">Ensure the <text:span text:style-name="T2">S</text:span><text:span text:style-name="T2">plash </text:span><text:span text:style-name="T2">S</text:span><text:span text:style-name="T2">creen</text:span> is displayed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3"><text:sequence text:ref-name="refStep30" text:name="Step" text:formula="ooow:Step+1" style:num-format="1">6</text:sequence></text:p>
          </table:table-cell>
          <table:table-cell table:style-name="Table4.B2" office:value-type="string">
            <text:p text:style-name="P18">Ensure the <text:span text:style-name="T2">S</text:span><text:span text:style-name="T2">plash </text:span><text:span text:style-name="T2">S</text:span><text:span text:style-name="T2">creen</text:span><text:span text:style-name="T3"> is</text:span> automatically closed after<text:span text:style-name="T2"> 5 seconds</text:span>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3"><text:sequence text:ref-name="refStep31" text:name="Step" text:formula="ooow:Step+1" style:num-format="1">7</text:sequence></text:p>
          </table:table-cell>
          <table:table-cell table:style-name="Table4.B2" office:value-type="string">
            <text:p text:style-name="P18">Ensure the<text:span text:style-name="T3"> </text:span><text:span text:style-name="T2">Nag</text:span><text:span text:style-name="T2"> Screen</text:span><text:span text:style-name="T3"> is displayed.</text:span>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3"><text:sequence text:ref-name="refStep32" text:name="Step" text:formula="ooow:Step+1" style:num-format="1">8</text:sequence></text:p>
          </table:table-cell>
          <table:table-cell table:style-name="Table4.B2" office:value-type="string">
            <text:p text:style-name="P18">Select the &lt;<text:span text:style-name="T2">Yes</text:span>&gt; button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3"><text:sequence text:ref-name="refStep33" text:name="Step" text:formula="ooow:Step+1" style:num-format="1">9</text:sequence></text:p>
          </table:table-cell>
          <table:table-cell table:style-name="Table4.B2" office:value-type="string">
            <text:p text:style-name="P18">Ensure the <text:span text:style-name="T2">Nag Screen</text:span> is dismissed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3"><text:sequence text:ref-name="refStep34" text:name="Step" text:formula="ooow:Step+1" style:num-format="1">10</text:sequence></text:p>
          </table:table-cell>
          <table:table-cell table:style-name="Table4.B2" office:value-type="string">
            <text:p text:style-name="P18">Ensure the <text:span text:style-name="T2">Registration</text:span> dialog box is displayed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3"><text:sequence text:ref-name="refStep35" text:name="Step" text:formula="ooow:Step+1" style:num-format="1">11</text:sequence></text:p>
          </table:table-cell>
          <table:table-cell table:style-name="Table4.B2" office:value-type="string">
            <text:p text:style-name="P18">Select the &lt;<text:span text:style-name="T1">Cancel</text:span>&gt; button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3"><text:sequence text:ref-name="refStep36" text:name="Step" text:formula="ooow:Step+1" style:num-format="1">12</text:sequence></text:p>
          </table:table-cell>
          <table:table-cell table:style-name="Table4.B2" office:value-type="string">
            <text:p text:style-name="P18">Ensure the <text:span text:style-name="T2">Registration</text:span> dialog box is <text:span text:style-name="T1">dismissed</text:span>.</text:p>
          </table:table-cell>
          <table:table-cell table:style-name="Table4.C2" office:value-type="string">
            <text:p text:style-name="P13">_____</text:p>
          </table:table-cell>
        </table:table-row>
        <text:soft-page-break/>
        <table:table-row>
          <table:table-cell table:style-name="Table4.A2" office:value-type="string">
            <text:p text:style-name="P4"><text:sequence text:ref-name="refStep37" text:name="Step" text:formula="ooow:Step+1" style:num-format="1">13</text:sequence></text:p>
          </table:table-cell>
          <table:table-cell table:style-name="Table4.B2" office:value-type="string">
            <text:p text:style-name="P17">Ensure the <text:span text:style-name="T2">Main</text:span> application form is displayed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38" text:name="Step" text:formula="ooow:Step+1" style:num-format="1">14</text:sequence></text:p>
          </table:table-cell>
          <table:table-cell table:style-name="Table4.B2" office:value-type="string">
            <text:p text:style-name="P17">Ensure no messages have been displayed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39" text:name="Step" text:formula="ooow:Step+1" style:num-format="1">15</text:sequence></text:p>
          </table:table-cell>
          <table:table-cell table:style-name="Table4.B2" office:value-type="string">
            <text:p text:style-name="P17">Select the <text:span text:style-name="T2">Settings</text:span> menu item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4"><text:sequence text:ref-name="refStep40" text:name="Step" text:formula="ooow:Step+1" style:num-format="1">16</text:sequence></text:p>
          </table:table-cell>
          <table:table-cell table:style-name="Table4.B2" office:value-type="string">
            <text:p text:style-name="P17">Ensure the <text:span text:style-name="T2">Settings</text:span> dialog box is displayed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41" text:name="Step" text:formula="ooow:Step+1" style:num-format="1">17</text:sequence></text:p>
          </table:table-cell>
          <table:table-cell table:style-name="Table4.B2" office:value-type="string">
            <text:p text:style-name="P17">Ensure the <text:span text:style-name="T2">Application Data Path</text:span> Edit box contains the text <text:span text:style-name="T2">“C:\Users\Hew\Documents\Programming\Programming Projects\VB2017\RVMasterLog\Working Copy\bin\Debug”</text:span></text:p>
          </table:table-cell>
          <table:table-cell table:style-name="Table4.C2" office:value-type="string">
            <text:p text:style-name="P13"/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42" text:name="Step" text:formula="ooow:Step+1" style:num-format="1">18</text:sequence></text:p>
          </table:table-cell>
          <table:table-cell table:style-name="Table4.B2" office:value-type="string">
            <text:p text:style-name="P17">Ensure the <text:span text:style-name="T2">RVM</text:span><text:span text:style-name="T2"> Path</text:span> Edit box contains the text <text:span text:style-name="T2">C:\RVM</text:span>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43" text:name="Step" text:formula="ooow:Step+1" style:num-format="1">19</text:sequence></text:p>
          </table:table-cell>
          <table:table-cell table:style-name="Table4.B2" office:value-type="string">
            <text:p text:style-name="P17">Ensure the <text:span text:style-name="T2">RVM</text:span><text:span text:style-name="T2"> </text:span><text:span text:style-name="T2">Data </text:span><text:span text:style-name="T2">Path</text:span> Edit box contains the text <text:span text:style-name="T2">C:\RVM\Data</text:span>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44" text:name="Step" text:formula="ooow:Step+1" style:num-format="1">20</text:sequence></text:p>
          </table:table-cell>
          <table:table-cell table:style-name="Table4.B2" office:value-type="string">
            <text:p text:style-name="P17">Ensure the <text:span text:style-name="T2">RVM</text:span><text:span text:style-name="T2"> </text:span><text:span text:style-name="T2">Logs</text:span><text:span text:style-name="T2"> </text:span><text:span text:style-name="T2">Path</text:span> Edit box contains the text <text:span text:style-name="T2">C:\RVM\Logs</text:span>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45" text:name="Step" text:formula="ooow:Step+1" style:num-format="1">21</text:sequence></text:p>
          </table:table-cell>
          <table:table-cell table:style-name="Table4.B2" office:value-type="string">
            <text:p text:style-name="P17">Select the <text:span text:style-name="T2">&lt;OK&gt; Button</text:span> to close the Setup Dialog box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4"><text:sequence text:ref-name="refStep46" text:name="Step" text:formula="ooow:Step+1" style:num-format="1">22</text:sequence></text:p>
          </table:table-cell>
          <table:table-cell table:style-name="Table4.B2" office:value-type="string">
            <text:p text:style-name="P17">Select the <text:span text:style-name="T2">File | Exit</text:span> Menu item to close the application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3"><text:sequence text:ref-name="refStep47" text:name="Step" text:formula="ooow:Step+1" style:num-format="1">23</text:sequence></text:p>
          </table:table-cell>
          <table:table-cell table:style-name="Table4.B2" office:value-type="string">
            <text:p text:style-name="P18">Ensure the <text:span text:style-name="T2">Application Closing</text:span> Info Information rmation message is displayed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3"><text:sequence text:ref-name="refStep48" text:name="Step" text:formula="ooow:Step+1" style:num-format="1">24</text:sequence></text:p>
          </table:table-cell>
          <table:table-cell table:style-name="Table4.B2" office:value-type="string">
            <text:p text:style-name="P18">Dismiss the <text:s/><text:span text:style-name="T2">Information</text:span> message.</text:p>
          </table:table-cell>
          <table:table-cell table:style-name="Table4.C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4"><text:sequence text:ref-name="refStep49" text:name="Step" text:formula="ooow:Step+1" style:num-format="1">25</text:sequence></text:p>
          </table:table-cell>
          <table:table-cell table:style-name="Table4.B2" office:value-type="string">
            <text:p text:style-name="P17">Ensure the <text:span text:style-name="T2">Application</text:span> closes with no messages displayed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50" text:name="Step" text:formula="ooow:Step+1" style:num-format="1">26</text:sequence></text:p>
          </table:table-cell>
          <table:table-cell table:style-name="Table4.B2" office:value-type="string">
            <text:p text:style-name="P17">Ensure the settings file <text:s/><text:span text:style-name="T2">RVMSet</text:span><text:span text:style-name="T2">tings</text:span><text:span text:style-name="T2">.s</text:span><text:span text:style-name="T2">tg </text:span>has been created in the <text:span text:style-name="T2">Application</text:span> folder.</text:p>
          </table:table-cell>
          <table:table-cell table:style-name="Table4.C2" office:value-type="string">
            <text:p text:style-name="P13">_____</text:p>
          </table:table-cell>
        </table:table-row>
        <table:table-row>
          <table:table-cell table:style-name="Table4.A2" office:value-type="string">
            <text:p text:style-name="P4"><text:sequence text:ref-name="refStep51" text:name="Step" text:formula="ooow:Step+1" style:num-format="1">27</text:sequence></text:p>
          </table:table-cell>
          <table:table-cell table:style-name="Table4.B2" office:value-type="string">
            <text:p text:style-name="P17">Ensure the settings file <text:s/><text:span text:style-name="T2">RVMSet</text:span><text:span text:style-name="T2">tings</text:span><text:span text:style-name="T2">.s</text:span><text:span text:style-name="T2">tg</text:span> contains the following entries:</text:p>
            <text:p text:style-name="P11"/>
            <text:p text:style-name="P11"><text:span text:style-name="T2">RVMPath=</text:span><text:span text:style-name="T2">C:\RVM</text:span></text:p>
            <text:p text:style-name="P12">RVMDataPath=C:\RVM\Data</text:p>
            <text:p text:style-name="P12">RVMLogsPath=C:\RVM\Logs</text:p>
            <text:p text:style-name="P11"/>
          </table:table-cell>
          <table:table-cell table:style-name="Table4.C2" office:value-type="string">
            <text:p text:style-name="P13"/>
          </table:table-cell>
        </table:table-row>
      </table:table>
      <text:p text:style-name="Standard"/>
      <text:h text:style-name="Heading_20_1" text:outline-level="1">Program Launch 2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6">Step</text:p>
            </table:table-cell>
            <table:table-cell table:style-name="Table2.B1" office:value-type="string">
              <text:p text:style-name="Table_20_Heading">Test</text:p>
            </table:table-cell>
            <table:table-cell table:style-name="Table2.C1" office:value-type="string">
              <text:p text:style-name="P6">Result</text:p>
            </table:table-cell>
          </table:table-row>
        </table:table-header-rows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16">This tests the launch of the application with a valid <text:s/>RVMSetup.sup file present in the Application folder. There is no RVMSettings.stg file, and registration has not been completed.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7"><text:sequence text:ref-name="refStep52" text:name="Step" style:num-format="1">1</text:sequence></text:p>
          </table:table-cell>
          <table:table-cell table:style-name="Table2.B2" office:value-type="string">
            <text:p text:style-name="P14">If present, delete the {Program Folder}\<text:span text:style-name="T2">RVMSettings</text:span><text:span text:style-name="T2">.stg</text:span><text:span text:style-name="T3"> </text:span>file.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7"><text:sequence text:ref-name="refStep53" text:name="Step" text:formula="ooow:Step+1" style:num-format="1">2</text:sequence></text:p>
          </table:table-cell>
          <table:table-cell table:style-name="Table2.B2" office:value-type="string">
            <text:p text:style-name="P14">Ensure the {Program Folder}<text:span text:style-name="T2">RVMSetup.sup</text:span> file exists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3"><text:sequence text:ref-name="refStep54" text:name="Step" text:formula="ooow:Step+1" style:num-format="1">3</text:sequence></text:p>
          </table:table-cell>
          <table:table-cell table:style-name="Table2.B2" office:value-type="string">
            <text:p text:style-name="P18">Launch the <text:span text:style-name="T2">A</text:span><text:span text:style-name="T2">pplication</text:span>.</text:p>
          </table:table-cell>
          <table:table-cell table:style-name="Table2.C2" office:value-type="string">
            <text:p text:style-name="P13"/>
          </table:table-cell>
        </table:table-row>
        <text:soft-page-break/>
        <table:table-row>
          <table:table-cell table:style-name="Table2.A2" office:value-type="string">
            <text:p text:style-name="P3"><text:sequence text:ref-name="refStep55" text:name="Step" text:formula="ooow:Step+1" style:num-format="1">4</text:sequence></text:p>
          </table:table-cell>
          <table:table-cell table:style-name="Table2.B2" office:value-type="string">
            <text:p text:style-name="P18">Ensure the <text:span text:style-name="T2">S</text:span><text:span text:style-name="T2">plash </text:span><text:span text:style-name="T2">S</text:span><text:span text:style-name="T2">creen</text:span> is displayed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3"><text:sequence text:ref-name="refStep56" text:name="Step" text:formula="ooow:Step+1" style:num-format="1">5</text:sequence></text:p>
          </table:table-cell>
          <table:table-cell table:style-name="Table2.B2" office:value-type="string">
            <text:p text:style-name="P18">Ensure the <text:span text:style-name="T2">S</text:span><text:span text:style-name="T2">plash </text:span><text:span text:style-name="T2">S</text:span><text:span text:style-name="T2">creen</text:span><text:span text:style-name="T3"> is</text:span> automatically closed after<text:span text:style-name="T2"> 5 seconds</text:span>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3"><text:sequence text:ref-name="refStep57" text:name="Step" text:formula="ooow:Step+1" style:num-format="1">6</text:sequence></text:p>
          </table:table-cell>
          <table:table-cell table:style-name="Table2.B2" office:value-type="string">
            <text:p text:style-name="P18">Ensure the<text:span text:style-name="T3"> </text:span><text:span text:style-name="T2">Nag</text:span><text:span text:style-name="T2"> Screen</text:span><text:span text:style-name="T3"> is displayed.</text:span>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3"><text:sequence text:ref-name="refStep58" text:name="Step" text:formula="ooow:Step+1" style:num-format="1">7</text:sequence></text:p>
          </table:table-cell>
          <table:table-cell table:style-name="Table2.B2" office:value-type="string">
            <text:p text:style-name="P18">Select the &lt;<text:span text:style-name="T2">Yes</text:span>&gt; button.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3"><text:sequence text:ref-name="refStep59" text:name="Step" text:formula="ooow:Step+1" style:num-format="1">8</text:sequence></text:p>
          </table:table-cell>
          <table:table-cell table:style-name="Table2.B2" office:value-type="string">
            <text:p text:style-name="P18">Ensure the <text:span text:style-name="T2">Nag Screen</text:span> is dismissed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3"><text:sequence text:ref-name="refStep60" text:name="Step" text:formula="ooow:Step+1" style:num-format="1">9</text:sequence></text:p>
          </table:table-cell>
          <table:table-cell table:style-name="Table2.B2" office:value-type="string">
            <text:p text:style-name="P18">Ensure the <text:span text:style-name="T2">Registration</text:span> dialog box is displayed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3"><text:sequence text:ref-name="refStep61" text:name="Step" text:formula="ooow:Step+1" style:num-format="1">10</text:sequence></text:p>
          </table:table-cell>
          <table:table-cell table:style-name="Table2.B2" office:value-type="string">
            <text:p text:style-name="P18">Select the &lt;<text:span text:style-name="T1">Cancel</text:span>&gt; button.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3"><text:sequence text:ref-name="refStep62" text:name="Step" text:formula="ooow:Step+1" style:num-format="1">11</text:sequence></text:p>
          </table:table-cell>
          <table:table-cell table:style-name="Table2.B2" office:value-type="string">
            <text:p text:style-name="P18">Ensure the <text:span text:style-name="T2">Registration</text:span> dialog box is <text:span text:style-name="T1">dismissed</text:span>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63" text:name="Step" text:formula="ooow:Step+1" style:num-format="1">12</text:sequence></text:p>
          </table:table-cell>
          <table:table-cell table:style-name="Table2.B2" office:value-type="string">
            <text:p text:style-name="P17">Ensure the <text:span text:style-name="T2">Main</text:span> form is displayed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64" text:name="Step" text:formula="ooow:Step+1" style:num-format="1">13</text:sequence></text:p>
          </table:table-cell>
          <table:table-cell table:style-name="Table2.B2" office:value-type="string">
            <text:p text:style-name="P17">Ensure no messages have been displayed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65" text:name="Step" text:formula="ooow:Step+1" style:num-format="1">14</text:sequence></text:p>
          </table:table-cell>
          <table:table-cell table:style-name="Table2.B2" office:value-type="string">
            <text:p text:style-name="P17">Select the <text:span text:style-name="T2">Settings</text:span> menu item.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"><text:sequence text:ref-name="refStep66" text:name="Step" text:formula="ooow:Step+1" style:num-format="1">15</text:sequence></text:p>
          </table:table-cell>
          <table:table-cell table:style-name="Table2.B2" office:value-type="string">
            <text:p text:style-name="P17">Ensure the <text:span text:style-name="T2">Settings</text:span> dialog box is displayed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67" text:name="Step" text:formula="ooow:Step+1" style:num-format="1">16</text:sequence></text:p>
          </table:table-cell>
          <table:table-cell table:style-name="Table2.B2" office:value-type="string">
            <text:p text:style-name="P17">Ensure the <text:span text:style-name="T2">Application Data Path</text:span> Edit box contains the text <text:span text:style-name="T2">“C:\Users\Hew\Documents\Programming\Programming Projects\VB2017\RVMasterLog\Working Copy\bin\Debug”</text:span></text:p>
          </table:table-cell>
          <table:table-cell table:style-name="Table2.C2" office:value-type="string">
            <text:p text:style-name="P13"/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68" text:name="Step" text:formula="ooow:Step+1" style:num-format="1">17</text:sequence></text:p>
          </table:table-cell>
          <table:table-cell table:style-name="Table2.B2" office:value-type="string">
            <text:p text:style-name="P17">Ensure the <text:span text:style-name="T2">RVM</text:span><text:span text:style-name="T2"> Path</text:span> edit box contains the text <text:span text:style-name="T2">C:\RVM</text:span>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69" text:name="Step" text:formula="ooow:Step+1" style:num-format="1">18</text:sequence></text:p>
          </table:table-cell>
          <table:table-cell table:style-name="Table2.B2" office:value-type="string">
            <text:p text:style-name="P17">Ensure the <text:span text:style-name="T2">RVM</text:span><text:span text:style-name="T2"> </text:span><text:span text:style-name="T2">Data </text:span><text:span text:style-name="T2">Path</text:span> edit box contains the text <text:span text:style-name="T2">C:\RVM\Data</text:span>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70" text:name="Step" text:formula="ooow:Step+1" style:num-format="1">19</text:sequence></text:p>
          </table:table-cell>
          <table:table-cell table:style-name="Table2.B2" office:value-type="string">
            <text:p text:style-name="P17">Ensure the <text:span text:style-name="T2">RVM</text:span><text:span text:style-name="T2"> </text:span><text:span text:style-name="T2">Logs</text:span><text:span text:style-name="T2"> </text:span><text:span text:style-name="T2">Path</text:span> edit box contains the text <text:span text:style-name="T2">C:\RVM\Logs</text:span>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71" text:name="Step" text:formula="ooow:Step+1" style:num-format="1">20</text:sequence></text:p>
          </table:table-cell>
          <table:table-cell table:style-name="Table2.B2" office:value-type="string">
            <text:p text:style-name="P17">Select the <text:span text:style-name="T2">&lt;OK&gt; Button</text:span> to close the <text:span text:style-name="T2">Setup</text:span> dialog box.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"><text:sequence text:ref-name="refStep72" text:name="Step" text:formula="ooow:Step+1" style:num-format="1">21</text:sequence></text:p>
          </table:table-cell>
          <table:table-cell table:style-name="Table2.B2" office:value-type="string">
            <text:p text:style-name="P17">Select the <text:span text:style-name="T2">File | Exit</text:span> Menu item to close the <text:span text:style-name="T2">A</text:span><text:span text:style-name="T2">pplication</text:span>.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3"><text:sequence text:ref-name="refStep73" text:name="Step" text:formula="ooow:Step+1" style:num-format="1">22</text:sequence></text:p>
          </table:table-cell>
          <table:table-cell table:style-name="Table2.B2" office:value-type="string">
            <text:p text:style-name="P18">Ensure the <text:span text:style-name="T2">Application Closing</text:span> <text:span text:style-name="T2">Information</text:span> message is displayed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3"><text:sequence text:ref-name="refStep74" text:name="Step" text:formula="ooow:Step+1" style:num-format="1">23</text:sequence></text:p>
          </table:table-cell>
          <table:table-cell table:style-name="Table2.B2" office:value-type="string">
            <text:p text:style-name="P18">Dismiss the <text:s/><text:span text:style-name="T2">Information</text:span> message.</text:p>
          </table:table-cell>
          <table:table-cell table:style-name="Table2.C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4"><text:sequence text:ref-name="refStep75" text:name="Step" text:formula="ooow:Step+1" style:num-format="1">24</text:sequence></text:p>
          </table:table-cell>
          <table:table-cell table:style-name="Table2.B2" office:value-type="string">
            <text:p text:style-name="P17">Ensure the <text:span text:style-name="T2">Application</text:span> closes with no messages displayed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76" text:name="Step" text:formula="ooow:Step+1" style:num-format="1">25</text:sequence></text:p>
          </table:table-cell>
          <table:table-cell table:style-name="Table2.B2" office:value-type="string">
            <text:p text:style-name="P17">Ensure the settings file <text:s/><text:span text:style-name="T2">RVMSet</text:span><text:span text:style-name="T2">tings</text:span><text:span text:style-name="T2">.s</text:span><text:span text:style-name="T2">tg </text:span>has been created in the Application folder.</text:p>
          </table:table-cell>
          <table:table-cell table:style-name="Table2.C2" office:value-type="string">
            <text:p text:style-name="P13">_____</text:p>
          </table:table-cell>
        </table:table-row>
        <table:table-row>
          <table:table-cell table:style-name="Table2.A2" office:value-type="string">
            <text:p text:style-name="P4"><text:sequence text:ref-name="refStep77" text:name="Step" text:formula="ooow:Step+1" style:num-format="1">26</text:sequence></text:p>
          </table:table-cell>
          <table:table-cell table:style-name="Table2.B2" office:value-type="string">
            <text:p text:style-name="P17">Ensure the settings file <text:s/><text:span text:style-name="T2">RVMSet</text:span><text:span text:style-name="T2">tings</text:span><text:span text:style-name="T2">.s</text:span><text:span text:style-name="T2">tg</text:span> contains the following entries:</text:p>
            <text:p text:style-name="P11"/>
            <text:p text:style-name="P12">Version=001</text:p>
            <text:p text:style-name="P11"><text:span text:style-name="T2">RVMPath=</text:span><text:span text:style-name="T2">C:\RVM</text:span></text:p>
            <text:p text:style-name="P12">RVMDataPath=C:\RVM\Data</text:p>
            <text:p text:style-name="P12">RVMLogsPath=C:\RVM\Logs</text:p>
            <text:p text:style-name="P11"><text:soft-page-break/></text:p>
          </table:table-cell>
          <table:table-cell table:style-name="Table2.C2" office:value-type="string">
            <text:p text:style-name="P13"/>
            <text:p text:style-name="P13"/>
            <text:p text:style-name="P13"/>
            <text:p text:style-name="P13">_____</text:p>
          </table:table-cell>
        </table:table-row>
      </table:table>
      <text:p text:style-name="Standard"/>
      <text:h text:style-name="Heading_20_1" text:outline-level="1">Program Launch 3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">Step</text:p>
            </table:table-cell>
            <table:table-cell table:style-name="Table3.B1" office:value-type="string">
              <text:p text:style-name="Table_20_Heading">Test</text:p>
            </table:table-cell>
            <table:table-cell table:style-name="Table3.C1" office:value-type="string">
              <text:p text:style-name="P6">Result</text:p>
            </table:table-cell>
          </table:table-row>
        </table:table-header-rows>
        <table:table-row>
          <table:table-cell table:style-name="Table3.A2" office:value-type="string">
            <text:p text:style-name="P3"/>
          </table:table-cell>
          <table:table-cell table:style-name="Table3.B2" office:value-type="string">
            <text:p text:style-name="P16">This tests the launch of the application with a valid <text:s/>RVMSetup.sup file and RVMSettings.stg file present in the Application folder. Registration has not been completed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7"><text:sequence text:ref-name="refStep78" text:name="Step" style:num-format="1">1</text:sequence></text:p>
          </table:table-cell>
          <table:table-cell table:style-name="Table3.B2" office:value-type="string">
            <text:p text:style-name="P18">Launch the <text:span text:style-name="T2">A</text:span><text:span text:style-name="T2">pplication</text:span>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3"><text:sequence text:ref-name="refStep79" text:name="Step" text:formula="ooow:Step+1" style:num-format="1">2</text:sequence></text:p>
          </table:table-cell>
          <table:table-cell table:style-name="Table3.B2" office:value-type="string">
            <text:p text:style-name="P18">Ensure the<text:span text:style-name="T2"> </text:span><text:span text:style-name="T2">S</text:span><text:span text:style-name="T2">plash </text:span><text:span text:style-name="T2">S</text:span><text:span text:style-name="T2">creen</text:span> is displayed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3"><text:sequence text:ref-name="refStep80" text:name="Step" text:formula="ooow:Step+1" style:num-format="1">3</text:sequence></text:p>
          </table:table-cell>
          <table:table-cell table:style-name="Table3.B2" office:value-type="string">
            <text:p text:style-name="P18">Ensure the <text:span text:style-name="T2">S</text:span><text:span text:style-name="T2">plash </text:span><text:span text:style-name="T2">S</text:span><text:span text:style-name="T2">creen</text:span><text:span text:style-name="T3"> is</text:span> automatically closed after<text:span text:style-name="T2"> 5 seconds</text:span>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3"><text:sequence text:ref-name="refStep81" text:name="Step" text:formula="ooow:Step+1" style:num-format="1">4</text:sequence></text:p>
          </table:table-cell>
          <table:table-cell table:style-name="Table3.B2" office:value-type="string">
            <text:p text:style-name="P18">Ensure the<text:span text:style-name="T3"> </text:span><text:span text:style-name="T2">Nag</text:span><text:span text:style-name="T2"> Screen</text:span><text:span text:style-name="T3"> is displayed.</text:span>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3"><text:sequence text:ref-name="refStep82" text:name="Step" text:formula="ooow:Step+1" style:num-format="1">5</text:sequence></text:p>
          </table:table-cell>
          <table:table-cell table:style-name="Table3.B2" office:value-type="string">
            <text:p text:style-name="P18">Select the &lt;<text:span text:style-name="T2">Yes</text:span>&gt; button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3"><text:sequence text:ref-name="refStep83" text:name="Step" text:formula="ooow:Step+1" style:num-format="1">6</text:sequence></text:p>
          </table:table-cell>
          <table:table-cell table:style-name="Table3.B2" office:value-type="string">
            <text:p text:style-name="P18">Ensure the <text:span text:style-name="T2">Nag Screen</text:span> is dismissed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3"><text:sequence text:ref-name="refStep84" text:name="Step" text:formula="ooow:Step+1" style:num-format="1">7</text:sequence></text:p>
          </table:table-cell>
          <table:table-cell table:style-name="Table3.B2" office:value-type="string">
            <text:p text:style-name="P18">Ensure the <text:span text:style-name="T2">Registration</text:span> dialog box is displayed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3"><text:sequence text:ref-name="refStep85" text:name="Step" text:formula="ooow:Step+1" style:num-format="1">8</text:sequence></text:p>
          </table:table-cell>
          <table:table-cell table:style-name="Table3.B2" office:value-type="string">
            <text:p text:style-name="P18">Select the &lt;<text:span text:style-name="T1">Cancel</text:span>&gt; button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3"><text:sequence text:ref-name="refStep86" text:name="Step" text:formula="ooow:Step+1" style:num-format="1">9</text:sequence></text:p>
          </table:table-cell>
          <table:table-cell table:style-name="Table3.B2" office:value-type="string">
            <text:p text:style-name="P18">Ensure the <text:span text:style-name="T2">Registration</text:span> dialog box is <text:span text:style-name="T1">dismissed</text:span>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87" text:name="Step" text:formula="ooow:Step+1" style:num-format="1">10</text:sequence></text:p>
          </table:table-cell>
          <table:table-cell table:style-name="Table3.B2" office:value-type="string">
            <text:p text:style-name="P17">Ensure the <text:span text:style-name="T2">Main</text:span> application form is displayed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88" text:name="Step" text:formula="ooow:Step+1" style:num-format="1">11</text:sequence></text:p>
          </table:table-cell>
          <table:table-cell table:style-name="Table3.B2" office:value-type="string">
            <text:p text:style-name="P17">Ensure no messages have been displayed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89" text:name="Step" text:formula="ooow:Step+1" style:num-format="1">12</text:sequence></text:p>
          </table:table-cell>
          <table:table-cell table:style-name="Table3.B2" office:value-type="string">
            <text:p text:style-name="P17">Select the <text:span text:style-name="T2">Settings</text:span> menu item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4"><text:sequence text:ref-name="refStep90" text:name="Step" text:formula="ooow:Step+1" style:num-format="1">13</text:sequence></text:p>
          </table:table-cell>
          <table:table-cell table:style-name="Table3.B2" office:value-type="string">
            <text:p text:style-name="P17">Ensure the <text:span text:style-name="T2">Settings</text:span> dialog box is displayed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91" text:name="Step" text:formula="ooow:Step+1" style:num-format="1">14</text:sequence></text:p>
          </table:table-cell>
          <table:table-cell table:style-name="Table3.B2" office:value-type="string">
            <text:p text:style-name="P17">Ensure the <text:span text:style-name="T2">Application Data Path</text:span> Edit box contains the text <text:span text:style-name="T2">“C:\Users\Hew\Documents\Programming\Programming Projects\VB2017\RVMasterLog\Working Copy\bin\Debug”</text:span></text:p>
          </table:table-cell>
          <table:table-cell table:style-name="Table3.C2" office:value-type="string">
            <text:p text:style-name="P13"/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92" text:name="Step" text:formula="ooow:Step+1" style:num-format="1">15</text:sequence></text:p>
          </table:table-cell>
          <table:table-cell table:style-name="Table3.B2" office:value-type="string">
            <text:p text:style-name="P17">Ensure the <text:span text:style-name="T2">RVM</text:span><text:span text:style-name="T2"> Path</text:span> edit box contains the text <text:span text:style-name="T2">C:\RVM</text:span>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93" text:name="Step" text:formula="ooow:Step+1" style:num-format="1">16</text:sequence></text:p>
          </table:table-cell>
          <table:table-cell table:style-name="Table3.B2" office:value-type="string">
            <text:p text:style-name="P17">Ensure the <text:span text:style-name="T2">RVM</text:span><text:span text:style-name="T2"> </text:span><text:span text:style-name="T2">Data </text:span><text:span text:style-name="T2">Path</text:span> edit box contains the text <text:span text:style-name="T2">C:\RVM\Data</text:span>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94" text:name="Step" text:formula="ooow:Step+1" style:num-format="1">17</text:sequence></text:p>
          </table:table-cell>
          <table:table-cell table:style-name="Table3.B2" office:value-type="string">
            <text:p text:style-name="P17">Ensure the <text:span text:style-name="T2">RVM</text:span><text:span text:style-name="T2"> </text:span><text:span text:style-name="T2">Logs</text:span><text:span text:style-name="T2"> </text:span><text:span text:style-name="T2">Path</text:span> edit box contains the text <text:span text:style-name="T2">C:\RVM\Logs</text:span>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95" text:name="Step" text:formula="ooow:Step+1" style:num-format="1">18</text:sequence></text:p>
          </table:table-cell>
          <table:table-cell table:style-name="Table3.B2" office:value-type="string">
            <text:p text:style-name="P17">Select the <text:span text:style-name="T2">&lt;OK&gt; Button</text:span> to close the <text:span text:style-name="T2">Setup</text:span> dialog box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4"><text:sequence text:ref-name="refStep96" text:name="Step" text:formula="ooow:Step+1" style:num-format="1">19</text:sequence></text:p>
          </table:table-cell>
          <table:table-cell table:style-name="Table3.B2" office:value-type="string">
            <text:p text:style-name="P17">Select the <text:span text:style-name="T2">File | Exit</text:span> Menu item to close the Application.</text:p>
          </table:table-cell>
          <table:table-cell table:style-name="Table3.C2" office:value-type="string">
            <text:p text:style-name="P13"/>
          </table:table-cell>
        </table:table-row>
        <text:soft-page-break/>
        <table:table-row>
          <table:table-cell table:style-name="Table3.A2" office:value-type="string">
            <text:p text:style-name="P3"><text:sequence text:ref-name="refStep97" text:name="Step" text:formula="ooow:Step+1" style:num-format="1">20</text:sequence></text:p>
          </table:table-cell>
          <table:table-cell table:style-name="Table3.B2" office:value-type="string">
            <text:p text:style-name="P18">Ensure the <text:span text:style-name="T2">Application Closing</text:span> Information message is displayed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3"><text:sequence text:ref-name="refStep98" text:name="Step" text:formula="ooow:Step+1" style:num-format="1">21</text:sequence></text:p>
          </table:table-cell>
          <table:table-cell table:style-name="Table3.B2" office:value-type="string">
            <text:p text:style-name="P18">Dismiss the <text:s/><text:span text:style-name="T2">Information</text:span> message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4"><text:sequence text:ref-name="refStep99" text:name="Step" text:formula="ooow:Step+1" style:num-format="1">22</text:sequence></text:p>
          </table:table-cell>
          <table:table-cell table:style-name="Table3.B2" office:value-type="string">
            <text:p text:style-name="P17">Ensure the <text:span text:style-name="T2">Application</text:span> closes with no messages displayed.</text:p>
          </table:table-cell>
          <table:table-cell table:style-name="Table3.C2" office:value-type="string">
            <text:p text:style-name="P13">_____</text:p>
          </table:table-cell>
        </table:table-row>
        <table:table-row>
          <table:table-cell table:style-name="Table3.A2" office:value-type="string">
            <text:p text:style-name="P4"><text:sequence text:ref-name="refStep100" text:name="Step" text:formula="ooow:Step+1" style:num-format="1">23</text:sequence></text:p>
          </table:table-cell>
          <table:table-cell table:style-name="Table3.B2" office:value-type="string">
            <text:p text:style-name="P17">Ensure the settings file <text:s/><text:span text:style-name="T2">RVMSet</text:span><text:span text:style-name="T2">tings</text:span><text:span text:style-name="T2">.s</text:span><text:span text:style-name="T2">tg</text:span> contains the following entries:</text:p>
            <text:p text:style-name="P11"/>
            <text:p text:style-name="P12">Version=001</text:p>
            <text:p text:style-name="P11"><text:span text:style-name="T2">RVMPath=</text:span><text:span text:style-name="T2">C:\RVM</text:span></text:p>
            <text:p text:style-name="P12">RVMDataPath=C:\RVM\Data</text:p>
            <text:p text:style-name="P12">RVMLogsPath=C:\RVM\Logs</text:p>
            <text:p text:style-name="P11"/>
          </table:table-cell>
          <table:table-cell table:style-name="Table3.C2" office:value-type="string">
            <text:p text:style-name="P13"/>
            <text:p text:style-name="P13"/>
            <text:p text:style-name="P13"/>
            <text:p text:style-name="P13">_____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style:font-name="Arial1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size="10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1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1.0.0" text:name="Ver"/>
        </text:user-field-decls>
        <text:p text:style-name="MP1"><text:title>RVMASTERLOG.EXE Software Test Procedure Vol. Vol 2-2 Program Launch</text:title> <text:s text:c="7"/>Ver. <text:user-field-get text:name="Ver">1.0.0</text:user-field-get> <text:s text:c="8"/><text:modification-date style:data-style-name="N80">13. Mar. 2020</text:modification-date></text:p>
      </style:header>
      <style:footer>
        <text:p text:style-name="MP2">Page <text:page-number text:select-page="current">2</text:page-number> of <text:page-count>8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9-22T11:52:16.578000000</meta:creation-date>
    <meta:generator>OpenOffice/4.1.5$Win32 OpenOffice.org_project/415m1$Build-9789</meta:generator>
    <meta:editing-duration>PT4H57M4S</meta:editing-duration>
    <meta:editing-cycles>110</meta:editing-cycles>
    <dc:title>RVMASTERLOG.EXE Software Test Procedure Vol. Vol 2-2 Program Launch</dc:title>
    <dc:date>2020-03-13T10:36:38.85</dc:date>
    <meta:print-date>2014-01-12T13:56:49.685000000</meta:print-date>
    <meta:document-statistic meta:table-count="4" meta:image-count="0" meta:object-count="0" meta:page-count="8" meta:paragraph-count="314" meta:word-count="1122" meta:character-count="7176"/>
    <dc:creator>Hew Lines</dc:creator>
  </office:meta>
</office:document-meta>
</file>